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DejaVu Sans" svg:font-family="'DejaVu Sans'" style:font-family-generic="swiss"/>
    <style:font-face style:name="FreeSans2" svg:font-family="FreeSans" style:font-family-generic="swiss"/>
    <style:font-face style:name="arial" svg:font-family="arial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officeooo:paragraph-rsid="0018a434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fo:font-size="12pt" officeooo:paragraph-rsid="0018a434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fo:font-size="12pt" officeooo:rsid="002161f2" officeooo:paragraph-rsid="002161f2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fo:font-size="12pt" officeooo:paragraph-rsid="002161f2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6cm" style:auto-text-indent="false"/>
      <style:text-properties style:font-name="arial" fo:font-size="12pt" style:text-underline-style="none" fo:font-weight="normal" officeooo:rsid="0018a434" officeooo:paragraph-rsid="0018a434" fo:background-color="transparent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officeooo:paragraph-rsid="0018a434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style:text-underline-style="none" officeooo:rsid="001bfd9b" officeooo:paragraph-rsid="0018a434" fo:background-color="transparent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2pt" style:text-underline-style="none" fo:font-weight="normal" officeooo:rsid="0018a434" officeooo:paragraph-rsid="0018a434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2pt" style:text-underline-style="none" fo:font-weight="normal" officeooo:rsid="001a7bb9" officeooo:paragraph-rsid="001a7bb9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drop-cap/>
      </style:paragraph-properties>
      <style:text-properties style:font-name="arial" fo:font-size="12pt" style:text-underline-style="none" officeooo:rsid="001bfd9b" officeooo:paragraph-rsid="0018a434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drop-cap/>
      </style:paragraph-properties>
      <style:text-properties style:font-name="arial" fo:font-size="12pt" style:text-underline-style="none" officeooo:rsid="001bfd9b" officeooo:paragraph-rsid="0018a434" fo:background-color="transparent" style:font-size-asian="12pt" style:font-size-complex="12pt"/>
    </style:style>
    <style:style style:name="P12" style:family="paragraph" style:parent-style-name="Standard">
      <style:paragraph-properties fo:text-align="end" style:justify-single-word="false"/>
      <style:text-properties style:font-name="arial" officeooo:rsid="001bfd9b" officeooo:paragraph-rsid="0018a434" fo:background-color="transparent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officeooo:rsid="001f92f6" officeooo:paragraph-rsid="0018a434" fo:background-color="transparent" style:font-size-asian="11pt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rsid="0018a434" officeooo:paragraph-rsid="0018a434" fo:background-color="transparent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8a434" officeooo:paragraph-rsid="0018a434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be70f" officeooo:paragraph-rsid="001be70f" fo:background-color="transparent" style:font-size-asian="10.5pt" style:font-weight-asian="normal" style:font-size-complex="12pt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f92f6"/>
    </style:style>
    <style:style style:name="T2" style:family="text">
      <style:text-properties officeooo:rsid="0029645f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2b7aea"/>
    </style:style>
    <style:style style:name="T5" style:family="text">
      <style:text-properties officeooo:rsid="002161f2"/>
    </style:style>
    <style:style style:name="T6" style:family="text">
      <style:text-properties officeooo:rsid="00330896"/>
    </style:style>
    <style:style style:name="T7" style:family="text">
      <style:text-properties fo:font-size="11pt" officeooo:rsid="001f92f6" style:font-size-asian="11pt" style:font-size-complex="11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3611f4" style:font-size-asian="12pt" style:font-size-complex="12pt"/>
    </style:style>
    <style:style style:name="T10" style:family="text">
      <style:text-properties fo:font-size="12pt" officeooo:rsid="001c054d" style:font-size-asian="12pt" style:font-size-complex="12pt"/>
    </style:style>
    <style:style style:name="T11" style:family="text">
      <style:text-properties fo:font-size="12pt" officeooo:rsid="0037c57b" style:font-size-asian="12pt" style:font-size-complex="12pt"/>
    </style:style>
    <style:style style:name="T12" style:family="text">
      <style:text-properties fo:font-size="12pt" fo:background-color="transparent" loext:char-shading-value="0" style:font-size-asian="12pt" style:font-size-complex="12pt"/>
    </style:style>
    <style:style style:name="T13" style:family="text">
      <style:text-properties fo:font-size="12pt" officeooo:rsid="0021cb38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<text:text-input text:description="">tool.getCityName()</text:text-input></text:span><text:span text:style-name="T1">, le </text:span><text:span text:style-name="T7"><text:text-input text:description="">tool.formatDate(licence.getLastInquiry().getInvestigationEnd())</text:text-input></text:span></text:p>
      <text:p text:style-name="P13"/>
      <text:p text:style-name="P13"/>
      <text:p text:style-name="P14"><text:span text:style-name="T1">P</text:span>ROCÈS-VERBAL</text:p>
      <text:p text:style-name="P14">DE CLÔTURE D'ENQUÊTE <text:span text:style-name="T6">PUBLIQUE</text:span></text:p>
      <text:p text:style-name="P15"/>
      <text:p text:style-name="P15"/>
      <text:p text:style-name="P16"><office:annotation><dc:creator>bleybaert</dc:creator><dc:date>2018-05-04T10:28:16</dc:date><loext:sender-initials>ble</loext:sender-initials><text:p text:style-name="P17"><text:span text:style-name="T14">do text</text:span></text:p><text:p text:style-name="P17"><text:span text:style-name="T15">from document(at=reference, format='odt')</text:span></text:p></office:annotation>import depuis reference.odt</text:p>
      <text:p text:style-name="P15"/>
      <text:p text:style-name="P1"><text:span text:style-name="T8">L’an deux mille </text:span><text:span text:style-name="T9">VINGT-</text:span><text:span text:style-name="T11">DEUX</text:span><text:span text:style-name="T8">, </text:span><text:span text:style-name="T13"><text:text-input text:description="">event_view.display_date('investigationEnd',custom_format='%d')</text:text-input></text:span><text:span text:style-name="T8"><text:s/>du mois de </text:span><text:span text:style-name="T12"><text:text-input text:description="">event_view.display_date('investigationEnd',custom_format='%B')</text:text-input></text:span><text:span text:style-name="T8">, à onze heures, NOUS, Bourgmestre de la Commune de </text:span><text:span text:style-name="T12"><text:text-input text:description="">tool.getCityName()</text:text-input></text:span><text:span text:style-name="T8">, délégué par le Collège Communal, à l’effet de </text:span><text:span text:style-name="T10">procéder à</text:span><text:span text:style-name="T8"> une information de l’avis annonçant qu’une demande a été introduite par : </text:span></text:p>
      <text:p text:style-name="P6"/>
      <text:p text:style-name="P7"><text:text-input text:description="">self.getApplicantsSignaletic()</text:text-input></text:p>
      <text:p text:style-name="P10"/>
      <text:p text:style-name="P10">en vue d’exécuter sur un terrain sis : </text:p>
      <text:p text:style-name="P10"/>
      <text:p text:style-name="P11"><text:text-input text:description="">self.getWorkLocationSignaletic()</text:text-input></text:p>
      <text:p text:style-name="P10">cadastré : <text:span text:style-name="T3"><text:text-input text:description="">licence_view.get_parcels()</text:text-input></text:span></text:p>
      <text:p text:style-name="P11"/>
      <text:p text:style-name="P10">des travaux ayant les caractéristiques ci-après : </text:p>
      <text:p text:style-name="P10"><text:span text:style-name="T3">- </text:span><text:span text:style-name="T3"><text:text-input text:description="">self.getLicenceSubject()</text:text-input></text:span></text:p>
      <text:p text:style-name="P10"/>
      <text:section text:style-name="Sect1" text:name="hasNoClaimants">
        <text:p text:style-name="P2"><office:annotation><dc:creator>bleybaert</dc:creator><dc:date>2018-05-04T11:11:21</dc:date><loext:sender-initials>ble</loext:sender-initials><text:p text:style-name="P17"><text:span text:style-name="T16">do section- if not len(</text:span><text:span text:style-name="T17">licence_helper.getLastInquiry().</text:span><text:span text:style-name="T16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style-name="Sect1" text:name="hasClaimants">
        <text:p text:style-name="P3"><office:annotation><dc:creator>bleybaert</dc:creator><dc:date>2018-05-04T11:12:53</dc:date><loext:sender-initials>ble</loext:sender-initials><text:p text:style-name="P17"><text:span text:style-name="T16">do section- if (licence_helper.getLastInquiry().getClaimants()) &gt; 0</text:span></text:p></office:annotation>NOUS sommes rendus à la Maison Communale ou étant et ayant attendu jusqu'à l'heure de midi, des réclamations nous sont parvenues <text:span text:style-name="T4">de </text:span>:</text:p>
        <text:p text:style-name="P4"><text:span text:style-name="T5"><office:annotation><dc:creator>bleybaert</dc:creator><dc:date>2018-05-04T11:16:28</dc:date><loext:sender-initials>ble</loext:sender-initials><text:p text:style-name="P17"><text:span text:style-name="T16">do text for claimant in </text:span><text:span text:style-name="T17">licence_helper.getLastInquiry().getClaimants()</text:span></text:p></office:annotation></text:span><text:span text:style-name="T5">- </text:span><text:span text:style-name="T5"><text:text-input text:description="">claimant.getPersonTitleValue()</text:text-input></text:span><text:span text:style-name="T5"><text:s/></text:span><text:span text:style-name="T5"><text:text-input text:description="">claimant.getName1()</text:text-input></text:span><text:span text:style-name="T5"><text:s/></text:span><text:span text:style-name="T5"><text:text-input text:description="">claimant.getName2()</text:text-input></text:span><text:span text:style-name="T5"><text:s/>domicilié </text:span><text:span text:style-name="T5"><text:text-input text:description="">claimant.getStreet()</text:text-input></text:span><text:span text:style-name="T5"><text:s/></text:span><text:span text:style-name="T5"><text:text-input text:description="">claimant.getNumber()</text:text-input></text:span><text:span text:style-name="T5">, </text:span><text:span text:style-name="T5"><text:text-input text:description="">claimant.getZipcode()</text:text-input></text:span><text:span text:style-name="T5"><text:s/></text:span><text:span text:style-name="T5"><text:text-input text:description="">claimant.getCity()</text:text-input></text:span><text:span text:style-name="T5">.</text:span></text:p>
      </text:section>
      <text:p text:style-name="P5"/>
      <text:p text:style-name="P5"><text:span text:style-name="T2">NOUS</text:span> avons clôturé le présent procès-verbal pour servir et valoir comme il appartiendra.</text:p>
      <text:p text:style-name="P8"/>
      <text:p text:style-name="P8"/>
      <text:p text:style-name="P9"><office:annotation><dc:creator>bleybaert</dc:creator><dc:date>2018-05-04T10:23:15</dc:date><loext:sender-initials>ble</loext:sender-initials><text:p text:style-name="P17"><text:span text:style-name="T14">do text</text:span></text:p><text:p text:style-name="P17"><text:span text:style-name="T15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DejaVu Sans" svg:font-family="'DejaVu Sans'" style:font-family-generic="swiss"/>
    <style:font-face style:name="FreeSans2" svg:font-family="FreeSans" style:font-family-generic="swiss"/>
    <style:font-face style:name="arial" svg:font-family="arial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5-04T09:57:37.425178281</meta:creation-date>
    <dc:date>2022-08-08T10:56:26.028141869</dc:date>
    <meta:editing-duration>PT1H53M54S</meta:editing-duration>
    <meta:editing-cycles>29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184" meta:character-count="1332" meta:non-whitespace-character-count="1198"/>
  </office:meta>
</office:document-meta>
</file>